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95.25pt"/>
    </style:style>
    <style:style style:name="co2" style:family="table-column">
      <style:table-column-properties fo:break-before="auto" style:column-width="53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num_ssms_per_datase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ample ID</text:p>
          </table:table-cell>
          <table:table-cell table:style-name="ce1" office:value-type="string" calcext:value-type="string">
            <text:p>Mutations</text:p>
          </table:table-cell>
        </table:table-row>
        <table:table-row table:style-name="ro1">
          <table:table-cell office:value-type="string" calcext:value-type="string">
            <text:p>7f1ca00a-84ba-4b26-a1a5-4d83c363ac69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41a7b031-d928-4a1f-891b-82fb3f6d548f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f64e9609-d75d-400c-a92d-d77fd54d6c29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d8f0becd-fda8-41f4-a424-e082f9eae22c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6847e993-1414-4e6f-a2af-39ebe218dd7c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string" calcext:value-type="string">
            <text:p>0c7af04b-e171-47c4-8be5-5db33f20148e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cd3d7559-b583-4474-81df-4bf9232de3c2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9d29543e-8601-4fd0-8e76-3df3de465cab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8d4cb709-c95c-4bdc-844b-c0bfa2a3028e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878a7fe7-20ff-4651-9587-b4d6fd42e929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string" calcext:value-type="string">
            <text:p>fb0c6353-a90c-45e2-9355-7cd16cf756ff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string" calcext:value-type="string">
            <text:p>81a8b064-e735-455f-b2db-af7ae11daac4</text:p>
          </table:table-cell>
          <table:table-cell office:value-type="float" office:value="675" calcext:value-type="float">
            <text:p>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06:53:29.289816213</dc:date>
    <meta:editing-duration>PT54S</meta:editing-duration>
    <meta:editing-cycles>1</meta:editing-cycles>
    <meta:document-statistic meta:table-count="1" meta:cell-count="26" meta:object-count="0"/>
    <meta:generator>LibreOffice/4.4.1.2$Linux_X86_64 LibreOffice_project/40m0$Build-2</meta:generator>
  </office:meta>
</office:document-meta>
</file>